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2.1833in" style:rel-column-width="3144*"/>
    </style:style>
    <style:style style:name="Table1.B" style:family="table-column">
      <style:table-column-properties style:column-width="0.875in" style:rel-column-width="1260*"/>
    </style:style>
    <style:style style:name="Table1.C" style:family="table-column">
      <style:table-column-properties style:column-width="0.9569in" style:rel-column-width="1378*"/>
    </style:style>
    <style:style style:name="Table1.D" style:family="table-column">
      <style:table-column-properties style:column-width="1.3389in" style:rel-column-width="1928*"/>
    </style:style>
    <style:style style:name="Table1.A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4.375in" style:rel-column-width="6300*"/>
    </style:style>
    <style:style style:name="Table2.B" style:family="table-column">
      <style:table-column-properties style:column-width="0.5in" style:rel-column-width="720*"/>
    </style:style>
    <style:style style:name="Table2.C" style:family="table-column">
      <style:table-column-properties style:column-width="0.375in" style:rel-column-width="540*"/>
    </style:style>
    <style:style style:name="Table2.E" style:family="table-column">
      <style:table-column-properties style:column-width="0.4333in" style:rel-column-width="624*"/>
    </style:style>
    <style:style style:name="Table2.F" style:family="table-column">
      <style:table-column-properties style:column-width="0.5097in" style:rel-column-width="734*"/>
    </style:style>
    <style:style style:name="Table2.A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F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ing_20_1">
      <style:paragraph-properties fo:break-before="page"/>
      <style:text-properties officeooo:paragraph-rsid="001a69b7"/>
    </style:style>
    <style:style style:name="P2" style:family="paragraph" style:parent-style-name="Heading_20_1">
      <style:text-properties officeooo:paragraph-rsid="001a69b7"/>
    </style:style>
    <style:style style:name="P3" style:family="paragraph" style:parent-style-name="Standard">
      <style:text-properties officeooo:rsid="001869c4" officeooo:paragraph-rsid="001869c4"/>
    </style:style>
    <style:style style:name="P4" style:family="paragraph" style:parent-style-name="Text_20_body">
      <style:text-properties officeooo:paragraph-rsid="001a69b7"/>
    </style:style>
    <style:style style:name="P5" style:family="paragraph" style:parent-style-name="Subtitle">
      <style:text-properties officeooo:rsid="0013ab11" officeooo:paragraph-rsid="0013ab11"/>
    </style:style>
    <style:style style:name="P6" style:family="paragraph" style:parent-style-name="Title">
      <style:text-properties officeooo:rsid="0013ab11" officeooo:paragraph-rsid="0013ab11"/>
    </style:style>
    <style:style style:name="P7" style:family="paragraph" style:parent-style-name="Table_20_Contents">
      <style:text-properties style:font-name="Liberation Sans" fo:font-size="18.2000007629395pt" style:font-name-asian="Noto Sans CJK SC Regular" style:font-size-asian="18.2000007629395pt" style:font-name-complex="Lohit Devanagari" style:font-size-complex="18.2000007629395pt"/>
    </style:style>
    <style:style style:name="P8" style:family="paragraph" style:parent-style-name="Table_20_Contents">
      <style:text-properties style:font-name="Liberation Sans" fo:font-size="18.2000007629395pt" officeooo:rsid="001a69b7" officeooo:paragraph-rsid="001a69b7" style:font-name-asian="Noto Sans CJK SC Regular" style:font-size-asian="18.2000007629395pt" style:font-name-complex="Lohit Devanagari" style:font-size-complex="18.2000007629395pt"/>
    </style:style>
    <style:style style:name="P9" style:family="paragraph" style:parent-style-name="Table_20_Contents">
      <style:text-properties style:font-name="Liberation Sans" fo:font-size="18.2000007629395pt" officeooo:rsid="001afa62" officeooo:paragraph-rsid="001afa62" style:font-name-asian="Noto Sans CJK SC Regular" style:font-size-asian="18.2000007629395pt" style:font-name-complex="Lohit Devanagari" style:font-size-complex="18.2000007629395pt"/>
    </style:style>
    <style:style style:name="P10" style:family="paragraph" style:parent-style-name="Table_20_Contents">
      <style:paragraph-properties fo:text-align="center" style:justify-single-word="false"/>
      <style:text-properties style:font-name="Liberation Sans" fo:font-size="18.2000007629395pt" fo:font-weight="bold" officeooo:rsid="001a69b7" officeooo:paragraph-rsid="001a69b7" style:font-name-asian="Noto Sans CJK SC Regular" style:font-size-asian="18.2000007629395pt" style:font-weight-asian="bold" style:font-name-complex="Lohit Devanagari" style:font-size-complex="18.2000007629395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font-weight="bold" officeooo:rsid="001a69b7" officeooo:paragraph-rsid="001a69b7" style:font-weight-asian="bold" style:font-weight-complex="bold"/>
    </style:style>
    <style:style style:name="T1" style:family="text">
      <style:text-properties officeooo:rsid="00162ec0"/>
    </style:style>
    <style:style style:name="T2" style:family="text">
      <style:text-properties officeooo:rsid="001a69b7"/>
    </style:style>
    <style:style style:name="T3" style:family="text">
      <style:text-properties officeooo:rsid="001afa6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6"/>
      <text:p text:style-name="P6"/>
      <text:p text:style-name="P6">Memoria práctica 2 TSI </text:p>
      <text:p text:style-name="P5">Cristina Sánchez Justicia</text:p>
      <text:h text:style-name="P1" text:outline-level="1"><text:span text:style-name="T2">1. Problema de la suma de conjuntos </text:span>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 table:number-columns-repeated="2"/>
        <table:table-row>
          <table:table-cell table:style-name="Table1.A1" table:number-columns-spanned="5" office:value-type="string">
            <text:p text:style-name="P10">Solución exac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10">S</text:p>
          </table:table-cell>
          <table:table-cell table:style-name="Table1.A2" office:value-type="string">
            <text:p text:style-name="P10">S1</text:p>
          </table:table-cell>
          <table:table-cell table:style-name="Table1.A2" office:value-type="string">
            <text:p text:style-name="P10">S2</text:p>
          </table:table-cell>
          <table:table-cell table:style-name="Table1.A2" office:value-type="string">
            <text:p text:style-name="P10">Suma</text:p>
          </table:table-cell>
          <table:table-cell table:style-name="Table1.E2" office:value-type="string">
            <text:p text:style-name="P10">Total</text:p>
          </table:table-cell>
        </table:table-row>
        <table:table-row>
          <table:table-cell table:style-name="Table1.A2" office:value-type="string">
            <text:p text:style-name="P7">{1,1,2}</text:p>
          </table:table-cell>
          <table:table-cell table:style-name="Table1.A2" office:value-type="string">
            <text:p text:style-name="P8">{1,1}</text:p>
          </table:table-cell>
          <table:table-cell table:style-name="Table1.A2" office:value-type="string">
            <text:p text:style-name="P8">{2}</text:p>
          </table:table-cell>
          <table:table-cell table:style-name="Table1.A2" office:value-type="string">
            <text:p text:style-name="P8">2</text:p>
          </table:table-cell>
          <table:table-cell table:style-name="Table1.E2" office:value-type="string">
            <text:p text:style-name="P8">1</text:p>
          </table:table-cell>
        </table:table-row>
        <table:table-row>
          <table:table-cell table:style-name="Table1.A2" office:value-type="string">
            <text:p text:style-name="P7">{1,2,3,4,5,6}</text:p>
          </table:table-cell>
          <table:table-cell table:style-name="Table1.A2" office:value-type="string">
            <text:p text:style-name="P9">-</text:p>
          </table:table-cell>
          <table:table-cell table:style-name="Table1.A2" office:value-type="string">
            <text:p text:style-name="P9">-</text:p>
          </table:table-cell>
          <table:table-cell table:style-name="Table1.A2" office:value-type="string">
            <text:p text:style-name="P9">-</text:p>
          </table:table-cell>
          <table:table-cell table:style-name="Table1.E2" office:value-type="string">
            <text:p text:style-name="P9">0</text:p>
          </table:table-cell>
        </table:table-row>
        <table:table-row>
          <table:table-cell table:style-name="Table1.A2" office:value-type="string">
            <text:p text:style-name="P7">{1,1,2,4,4,5,6,7,8}</text:p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9">19</text:p>
          </table:table-cell>
          <table:table-cell table:style-name="Table1.E2" office:value-type="string">
            <text:p text:style-name="P7"/>
          </table:table-cell>
        </table:table-row>
      </table:table>
      <text:h text:style-name="P2" text:outline-level="1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B"/>
        <table:table-column table:style-name="Table2.E"/>
        <table:table-column table:style-name="Table2.F"/>
        <table:table-row>
          <table:table-cell table:style-name="Table2.A1" table:number-columns-spanned="6" office:value-type="string">
            <text:p text:style-name="P11">Mínima diferencia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2" office:value-type="string">
            <text:p text:style-name="P11">Conjunto</text:p>
          </table:table-cell>
          <table:table-cell table:style-name="Table2.A2" office:value-type="string">
            <text:p text:style-name="P11">S1</text:p>
          </table:table-cell>
          <table:table-cell table:style-name="Table2.A2" office:value-type="string">
            <text:p text:style-name="P11">S2</text:p>
          </table:table-cell>
          <table:table-cell table:style-name="Table2.A2" office:value-type="string">
            <text:p text:style-name="P11"><text:span text:style-name="T3">|</text:span>S1<text:span text:style-name="T3">|</text:span></text:p>
          </table:table-cell>
          <table:table-cell table:style-name="Table2.A2" office:value-type="string">
            <text:p text:style-name="P11"><text:span text:style-name="T3">|</text:span>S2<text:span text:style-name="T3">|</text:span> </text:p>
          </table:table-cell>
          <table:table-cell table:style-name="Table2.F2" office:value-type="string">
            <text:p text:style-name="P11">Diff</text:p>
          </table:table-cell>
        </table:table-row>
        <table:table-row>
          <table:table-cell table:style-name="Table2.A2" office:value-type="string">
            <text:p text:style-name="Table_20_Contents">{99,14,82,47,82,50,77,45,23,92,52,90,46,57,29,25,74,25,30,70}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F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>{35,82,97,30,38,78,18,39,35,93,49,47,30,57,43,21,92,51,89,80}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F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>{60,8,11,2,49,69,87,15,62,72,89,14,76,63,45,92,74,80,11,2}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F2" office:value-type="string">
            <text:p text:style-name="Table_20_Contents"/>
          </table:table-cell>
        </table:table-row>
      </table:table>
      <text:p text:style-name="P4"/>
      <text:h text:style-name="P1" text:outline-level="1"><text:span text:style-name="T1">3</text:span>. Problema de los horarios</text:h>
      <text:p text:style-name="Standard">La representación de la solución se hará con una matriz que representa la asignatura</text:p>
      <text:p text:style-name="Standard">impartida para cada día y hora. Cada asignatura puede tomar un valor entre los siguientes</text:p>
      <text:p text:style-name="Standard">15:</text:p>
      <text:p text:style-name="Standard">- Las 9 descritas en el enunciado (A1..A9)</text:p>
      <text:p text:style-name="Standard">- El recreo</text:p>
      <text:p text:style-name="Standard">- La segunda parte de las asignaturas que se imparten en bloques de 2 h (A1, A3, A4,</text:p>
      <text:p text:style-name="Standard">A5 y A8)</text:p>
      <text:p text:style-name="Standard">Las restricciones a cumplir son las siguientes:</text:p>
      <text:p text:style-name="Standard">- Cada día solo se puede impartir un bloque de cada asignatura</text:p>
      <text:p text:style-name="Standard">- De cada asignatura se tienen que impartir las horas establecidas (las asignaturas</text:p>
      <text:p text:style-name="Standard">que duran 2 horas se reparten la duración entre la primera y la segunda parte)</text:p>
      <text:p text:style-name="Standard">- La primera hora de las asignaturas dobles no puede impartirse a última hora</text:p>
      <text:p text:style-name="Standard">- La segunda hora de las asignaturas dobles no puede impartirse a primera hora</text:p>
      <text:p text:style-name="Standard">- Después de las asignaturas 1,3,4,5 y 8 vienen las 11, 12, 13, 14 y 15,</text:p>
      <text:p text:style-name="Standard">respectivamente</text:p>
      <text:p text:style-name="Standard">- A1 no puede impartirse el mismo día que A3</text:p>
      <text:p text:style-name="Standard">- A4 no puede impartirse el mismo día que A5</text:p>
      <text:p text:style-name="Standard">- A6 no puede impartirse el mismo día que A9</text:p>
      <text:p text:style-name="Standard">- La cuarta franja horaria se debe reservar para el recreo</text:p>
      <text:p text:style-name="Standard">- Las asignaturas A1 y A3 tienen que empezar a darse a las 12</text:p>
      <text:p text:style-name="Standard">- Las asignaturas A4 y A5 tienen que darse en las dos primeras horas de la mañana</text:p>
      <text:p text:style-name="Standard">- Las asignaturas A6 y A9 tienen que darse antes del recreo</text:p>
      <text:p text:style-name="Standard">- Las asignaturas tienen restricciones de días</text:p>
      <text:p text:style-name="Standard"/>
      <text:h text:style-name="Heading_20_3" text:outline-level="3">¿Cuál es el número de soluciones válidas obtenidas?</text:h>
      <text:p text:style-name="P3">8</text:p>
      <text:h text:style-name="Heading_20_3" text:outline-level="3">¿Existen soluciones simétricas?</text:h>
      <text:p text:style-name="Standard">No. Tendría soluciones simétricas si hubiera utilizado diferentes codificaciones de</text:p>
      <text:p text:style-name="Standard">asignaturas para representar el recreo, pero he utilizado el 10 para representar todos los</text:p>
      <text:p text:style-name="Standard">recreos. También tendría simetrías si hubiera utilizado más codificaciones para cada</text:p>
      <text:p text:style-name="Standard">asingnatura. Es decir, en lugar de codificar los dos bloques como 1, 11, lo hubiera codificado</text:p>
      <text:p text:style-name="Standard">como 1,11 y 2,12. Tampoco he hecho eso así que mi solución no tiene simetría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5-09T12:03:24.155020888</meta:creation-date>
    <dc:date>2023-05-09T23:03:02.870016134</dc:date>
    <meta:editing-duration>PT9H29M10S</meta:editing-duration>
    <meta:editing-cycles>5</meta:editing-cycles>
    <meta:generator>LibreOffice/6.1.5.2$Linux_X86_64 LibreOffice_project/10$Build-2</meta:generator>
    <meta:document-statistic meta:table-count="2" meta:image-count="0" meta:object-count="0" meta:page-count="3" meta:paragraph-count="63" meta:word-count="372" meta:character-count="2199" meta:non-whitespace-character-count="1887"/>
  </office:meta>
</office:document-meta>
</file>